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 The Judiciary Is Now Trump’s</text:span></text:h>
      <text:h text:style-name="Heading_20_3" text:outline-level="3"><text:span text:style-name="Emphasis">How Trump Captured the Court—Permanently?</text:span></text:h>
      <text:p text:style-name="Text_20_body"><text:span text:style-name="Emphasis">The Supreme Court has been captured.</text:span> Not by tanks or mobs—but by robes, rules, and the silence of “We the People.” What was once the last line of defense for our democracy now shields the man most determined to break it.</text:p>
      <text:p text:style-name="Quotations"><text:span text:style-name="Emphasis">“Imagine if Nixon had had this Court. Watergate would’ve been legalized.”</text:span></text:p>
      <text:p text:style-name="Horizontal_20_Line"/>
      <text:h text:style-name="Heading_20_2" text:outline-level="2">? <text:span text:style-name="Strong_20_Emphasis">Proof of Takeover</text:span></text:h>
      <text:h text:style-name="Heading_20_3" text:outline-level="3">? <text:span text:style-name="Emphasis">The Capture Was Calculated</text:span></text:h>
      <text:list xml:id="list6891285344549775133" text:style-name="L1">
        <text:list-item>
          <text:p text:style-name="P1">3 of 9 justices appointed by Trump in just four years—<text:span text:style-name="Strong_20_Emphasis">unprecedented.</text:span></text:p>
        </text:list-item>
        <text:list-item>
          <text:p text:style-name="P1">They locked in a <text:span text:style-name="Strong_20_Emphasis">6–3 hard-right supermajority</text:span>, positioned to bend U.S. law to Trump’s will for decades.</text:p>
        </text:list-item>
        <text:list-item>
          <text:p text:style-name="P1">In the 2024–2025 term, the Court ruled in Trump’s favor in <text:span text:style-name="Strong_20_Emphasis">83% of relevant cases</text:span>—including those expanding <text:span text:style-name="Strong_20_Emphasis">executive immunity</text:span>, dismantling <text:span text:style-name="Strong_20_Emphasis">agency authority</text:span>, and gutting <text:span text:style-name="Strong_20_Emphasis">judicial oversight.</text:span></text:p>
        </text:list-item>
      </text:list>
      <text:p text:style-name="Horizontal_20_Line"/>
      <text:h text:style-name="Heading_20_2" text:outline-level="2">? <text:span text:style-name="Strong_20_Emphasis">Republicans Outplayed Democrats</text:span></text:h>
      <text:p text:style-name="Text_20_body">The Republican Party played to win—<text:span text:style-name="Strong_20_Emphasis">at any cost</text:span>—unifying behind corporate capture and a strongman’s cronies. The Democratic Party? It clung to idealism, brittle norms, and short-sighted restraint. While Republicans escalated the power game, Democrats tried to <text:span text:style-name="Emphasis">debate</text:span> their way through it. The result: a rigged legal system masquerading as neutral ground:</text:p>
      <text:h text:style-name="Heading_20_3" text:outline-level="3">? The Republican Long Game</text:h>
      <text:list xml:id="list1224060148466441898" text:style-name="L2">
        <text:list-item>
          <text:p text:style-name="P2">The <text:span text:style-name="Strong_20_Emphasis">Federalist Society</text:span> created a bench of pre-vetted ideologues.</text:p>
        </text:list-item>
        <text:list-item>
          <text:p text:style-name="P2"><text:span text:style-name="Strong_20_Emphasis">Mitch McConnell</text:span> blocked Merrick Garland for 293 days—then confirmed Barrett in 35.</text:p>
        </text:list-item>
        <text:list-item>
          <text:p text:style-name="P2">They <text:span text:style-name="Strong_20_Emphasis">broke precedent</text:span>, <text:span text:style-name="Strong_20_Emphasis">broke process</text:span>, and <text:span text:style-name="Strong_20_Emphasis">got rewarded</text:span>.</text:p>
        </text:list-item>
      </text:list>
      <text:p text:style-name="Horizontal_20_Line"/>
      <text:h text:style-name="Heading_20_3" text:outline-level="3"><text:soft-page-break/>? The Democrat Navel-Gazing</text:h>
      <text:list xml:id="list2062052457825002759" text:style-name="L3">
        <text:list-item>
          <text:p text:style-name="P3">Failed to <text:span text:style-name="Strong_20_Emphasis">expand</text:span> or <text:span text:style-name="Strong_20_Emphasis">rebalance</text:span> the Court.</text:p>
        </text:list-item>
        <text:list-item>
          <text:p text:style-name="P3">Appointed <text:span text:style-name="Strong_20_Emphasis">older, centrist justices</text:span> with limited legacy power.</text:p>
        </text:list-item>
        <text:list-item>
          <text:p text:style-name="P3">Obsessively clung to <text:span text:style-name="Strong_20_Emphasis">bipartisanship</text:span>, even while Republicans gamed the system, openly disrespecting their old-school rules and their tired conventions.</text:p>
        </text:list-item>
      </text:list>
      <text:p text:style-name="Quotations"><text:span text:style-name="Emphasis">“While Republicans stormed the Court, Democrats brought process manuals.”</text:span></text:p>
      <text:p text:style-name="Horizontal_20_Line"/>
      <text:h text:style-name="Heading_20_2" text:outline-level="2">? <text:span text:style-name="Strong_20_Emphasis">Court Packing: Born Blue, Perfected Red</text:span></text:h>
      <text:h text:style-name="Heading_20_3" text:outline-level="3">? <text:span text:style-name="Emphasis">From Bluff to Blade</text:span></text:h>
      <text:p text:style-name="Text_20_body"><text:span text:style-name="Emphasis">(FDR tried it. Trump finished it.)</text:span></text:p>
      <text:p text:style-name="Text_20_body">Yes—FDR once tried to expand the Court. But he did it to <text:span text:style-name="Strong_20_Emphasis">save the New Deal</text:span> from a corporate-friendly bench during the Great Depression. His plan failed—but the Court backed down.<text:line-break/>It was a <text:span text:style-name="Strong_20_Emphasis">bluff that worked</text:span>.</text:p>
      <text:p text:style-name="Text_20_body">Trump’s team didn’t bluff.<text:line-break/>They executed a cold, calculated capture—with no shame and no respect for democracy or the rule of law.</text:p>
      <text:p text:style-name="Quotations"><text:span text:style-name="Emphasis">This wasn’t drift. It was design.</text:span></text:p>
      <text:p text:style-name="Horizontal_20_Line"/>
      <text:h text:style-name="Heading_20_2" text:outline-level="2">? <text:span text:style-name="Strong_20_Emphasis">A Supreme Court, No Longer Impartial</text:span></text:h>
      <text:h text:style-name="Heading_20_3" text:outline-level="3">⚖️ <text:span text:style-name="Emphasis">Robes Without Restraint</text:span></text:h>
      <text:p text:style-name="Text_20_body"><text:span text:style-name="Emphasis">(The Court now serves power—not the people.)</text:span></text:p>
      <text:list xml:id="list629093932538380408" text:style-name="L4">
        <text:list-item>
          <text:p text:style-name="P4"><text:span text:style-name="Strong_20_Emphasis">Trump v. Casa (2025):</text:span> Bars lower courts from issuing nationwide injunctions.</text:p>
        </text:list-item>
        <text:list-item>
          <text:p text:style-name="P4"><text:span text:style-name="Strong_20_Emphasis">Shadow Docket:</text:span> Major rulings issued silently, without public hearings.</text:p>
        </text:list-item>
        <text:list-item>
          <text:p text:style-name="P4"><text:span text:style-name="Strong_20_Emphasis">Chevron Deference Overturned:</text:span> Agencies lost power to interpret the laws they enforce—devastating labor, environmental, and public safety protections.</text:p>
        </text:list-item>
      </text:list>
      <text:p text:style-name="Text_20_body">A president under multiple indictments now has more legal shielding than <text:span text:style-name="Strong_20_Emphasis">any executive in U.S. history</text:span>.</text:p>
      <text:p text:style-name="Horizontal_20_Line"/>
      <text:h text:style-name="Heading_20_2" text:outline-level="2"><text:soft-page-break/>? <text:span text:style-name="Strong_20_Emphasis">Trump’s Legal Quagmire</text:span></text:h>
      <text:p text:style-name="Text_20_body"><text:span text:style-name="Emphasis">Crimes, cover-ups, and court protection: the real reason he needs power.</text:span></text:p>
      <text:p text:style-name="Text_20_body">Trump’s legal record is unprecedented—but it’s also the blueprint behind his obsession with control.<text:line-break/>Here’s a snapshot of his indictments, civil fraud, and the protection racket around him:</text:p>
      <text:p text:style-name="Text_20_body"><text:span text:style-name="Strong_20_Emphasis">Trump’s Major Cases:</text:span></text:p>
      <text:list xml:id="list5831108582462133249" text:style-name="L5">
        <text:list-item>
          <text:p text:style-name="P5"><text:span text:style-name="Strong_20_Emphasis">Classified Documents Case:</text:span> 40+ federal charges—espionage, obstruction, and conspiracy (2023).</text:p>
        </text:list-item>
        <text:list-item>
          <text:p text:style-name="P5"><text:span text:style-name="Strong_20_Emphasis">January 6 Conspiracy Case:</text:span> Charged with defrauding the U.S. and obstructing Congress.</text:p>
        </text:list-item>
        <text:list-item>
          <text:p text:style-name="P5"><text:span text:style-name="Strong_20_Emphasis">Hush Money Case (NY):</text:span> 34 felony counts—convicted in May 2024.</text:p>
        </text:list-item>
        <text:list-item>
          <text:p text:style-name="P5"><text:span text:style-name="Strong_20_Emphasis">Trump Org Fraud (NY AG):</text:span> $454M judgment for inflated asset valuations.</text:p>
        </text:list-item>
        <text:list-item>
          <text:p text:style-name="P5"><text:span text:style-name="Strong_20_Emphasis">Georgia RICO Case:</text:span> Election tampering, fake electors, and voting system breaches.</text:p>
        </text:list-item>
        <text:list-item>
          <text:p text:style-name="P5"><text:span text:style-name="Strong_20_Emphasis">Emoluments Cases:</text:span> Foreign governments funneled money through Trump hotels—never fully litigated.</text:p>
        </text:list-item>
        <text:list-item>
          <text:p text:style-name="P5"><text:span text:style-name="Strong_20_Emphasis">Inauguration Scandal:</text:span> $107M raised, large sums directed to Trump properties—settled quietly.</text:p>
        </text:list-item>
      </text:list>
      <text:p text:style-name="Text_20_body"><text:span text:style-name="Strong_20_Emphasis">Trump’s Inner Circle:</text:span></text:p>
      <text:list xml:id="list3007314847432262391" text:style-name="L6">
        <text:list-item>
          <text:p text:style-name="P6"><text:span text:style-name="Strong_20_Emphasis">Jared Kushner:</text:span> $2B from the Saudi sovereign wealth fund, 6 months after leaving office.</text:p>
        </text:list-item>
        <text:list-item>
          <text:p text:style-name="P6"><text:span text:style-name="Strong_20_Emphasis">Steve Bannon:</text:span> Indicted for wall-charity fraud. Pardoned federally. Re-indicted by NY.</text:p>
        </text:list-item>
        <text:list-item>
          <text:p text:style-name="P6"><text:span text:style-name="Strong_20_Emphasis">Roger Stone, Michael Flynn, Paul Manafort:</text:span> All convicted. All pardoned.</text:p>
        </text:list-item>
        <text:list-item>
          <text:p text:style-name="P6"><text:span text:style-name="Strong_20_Emphasis">Tom Barrack:</text:span> Charged with secretly lobbying for the UAE while running Trump’s inaugural committee.</text:p>
        </text:list-item>
      </text:list>
      <text:p text:style-name="Quotations"><text:span text:style-name="Emphasis">“Grift wrapped in governance—now shielded by a captured Court.”</text:span></text:p>
      <text:p text:style-name="Horizontal_20_Line"/>
      <text:h text:style-name="Heading_20_2" text:outline-level="2">? <text:span text:style-name="Strong_20_Emphasis">Project 2025: The Authoritarian Playbook</text:span></text:h>
      <text:p text:style-name="Text_20_body"><text:span text:style-name="Emphasis">It’s not a theory. It’s a blueprint—funded, published, and already in motion.</text:span></text:p>
      <text:list xml:id="list3508258452505122946" text:style-name="L7">
        <text:list-item>
          <text:p text:style-name="P7">Replace 50,000 federal workers with Trump loyalists</text:p>
        </text:list-item>
        <text:list-item>
          <text:p text:style-name="P7">Dismantle the DOJ and independent agencies</text:p>
        </text:list-item>
        <text:list-item>
          <text:p text:style-name="P7">Eliminate checks on presidential power</text:p>
        </text:list-item>
        <text:list-item>
          <text:p text:style-name="P7"><text:soft-page-break/>Strip environmental, labor, and education protections</text:p>
        </text:list-item>
      </text:list>
      <text:p text:style-name="Text_20_body">All backed by The Heritage Foundation and Trump’s inner circle—because Trump rarely spends his own ill-gotten gains on America. His appointees are selected not for competence, but for loyalty.</text:p>
      <text:p text:style-name="Quotations"><text:span text:style-name="Emphasis">This isn’t just the most corrupt administration in U.S. history—it's the most legally armored.</text:span></text:p>
      <text:p text:style-name="Text_20_body">These plans aren’t hidden.<text:line-break/>They’re <text:span text:style-name="Strong_20_Emphasis">public</text:span>.<text:line-break/>They’re <text:span text:style-name="Strong_20_Emphasis">funded</text:span>.<text:line-break/>They’re <text:span text:style-name="Strong_20_Emphasis">already happening</text:span>.</text:p>
      <text:p text:style-name="Quotations"><text:span text:style-name="Emphasis">The Court isn’t just enabling Trump. It’s legalizing him.</text:span></text:p>
      <text:p text:style-name="Horizontal_20_Line"/>
      <text:h text:style-name="Heading_20_2" text:outline-level="2">? <text:span text:style-name="Strong_20_Emphasis">If You Love Democracy, Don’t Sleep on This</text:span></text:h>
      <text:p text:style-name="Text_20_body"><text:span text:style-name="Emphasis">The Court was our immune system. It’s failing. And the infection is spreading.</text:span></text:p>
      <text:p text:style-name="Text_20_body">Trump didn’t just win the presidency.<text:line-break/>He won the judiciary.<text:line-break/>And unless we act, that victory will <text:span text:style-name="Strong_20_Emphasis">outlive every vote you cast</text:span>.</text:p>
      <text:p text:style-name="Text_20_body">This isn’t just about elections.<text:line-break/>It’s about your life.</text:p>
      <text:p text:style-name="Horizontal_20_Line"/>
      <text:h text:style-name="Heading_20_3" text:outline-level="3">❌ What Happens When the Immune System Fails?</text:h>
      <text:list xml:id="list8877462453992089644" text:style-name="L8">
        <text:list-item>
          <text:p text:style-name="P8"><text:span text:style-name="Strong_20_Emphasis">Climate action stalls</text:span> – EPA authority gutted. Your children inherit more fires, floods, and famine.</text:p>
        </text:list-item>
        <text:list-item>
          <text:p text:style-name="P8"><text:span text:style-name="Strong_20_Emphasis">Corporate monopolies spread</text:span> – Prices rise. Choices shrink. The FTC is defanged.</text:p>
        </text:list-item>
        <text:list-item>
          <text:p text:style-name="P8"><text:span text:style-name="Strong_20_Emphasis">Worker protections collapse</text:span> – OSHA, wage laws, union rights—all on the chopping block.</text:p>
        </text:list-item>
        <text:list-item>
          <text:p text:style-name="P8"><text:span text:style-name="Strong_20_Emphasis">Women’s rights roll back</text:span> – Dobbs was just the start. Birth control, IVF, and privacy rights are now legally vulnerable.</text:p>
        </text:list-item>
        <text:list-item>
          <text:p text:style-name="P8"><text:span text:style-name="Strong_20_Emphasis">LGBTQ protections vanish</text:span> – Free speech rulings now allow open discrimination.</text:p>
        </text:list-item>
        <text:list-item>
          <text:p text:style-name="P8"><text:span text:style-name="Strong_20_Emphasis">Presidents become untouchable</text:span> – The Court has created legal immunity for authoritarianism.</text:p>
        </text:list-item>
      </text:list>
      <text:p text:style-name="Quotations"><text:span text:style-name="Emphasis">This isn’t theoretical. It’s happening. And it’s being made legal.</text:span></text:p>
      <text:p text:style-name="Horizontal_20_Line"><text:soft-page-break/></text:p>
      <text:h text:style-name="Heading_20_2" text:outline-level="2">? <text:span text:style-name="Strong_20_Emphasis">What You Can Do</text:span></text:h>
      <text:h text:style-name="Heading_20_3" text:outline-level="3">? <text:span text:style-name="Emphasis">Tools to Break the Grip</text:span></text:h>
      <text:p text:style-name="Text_20_body"><text:span text:style-name="Emphasis">(Five ways to push back—while we still can.)</text:span></text:p>
      <text:list xml:id="list2336093484340674295" text:style-name="L9">
        <text:list-item>
          <text:p text:style-name="P9"><text:span text:style-name="Strong_20_Emphasis">Expand the Court</text:span> – Congress has the power. Use it.</text:p>
        </text:list-item>
        <text:list-item>
          <text:p text:style-name="P9"><text:span text:style-name="Strong_20_Emphasis">Impose term limits</text:span> – Life appointments are monarchy, not democracy.</text:p>
        </text:list-item>
        <text:list-item>
          <text:p text:style-name="P9"><text:span text:style-name="Strong_20_Emphasis">Strip jurisdiction</text:span> – Congress can block SCOTUS from certain cases.</text:p>
        </text:list-item>
        <text:list-item>
          <text:p text:style-name="P9"><text:span text:style-name="Strong_20_Emphasis">Apply pressure</text:span> – The Court fears loss of legitimacy. Make them feel it.</text:p>
        </text:list-item>
        <text:list-item>
          <text:p text:style-name="P9"><text:span text:style-name="Strong_20_Emphasis">Mobilize now</text:span> – Share this. Speak out. Don’t wait for 2026.</text:p>
        </text:list-item>
      </text:list>
      <text:p text:style-name="Quotations"><text:span text:style-name="Emphasis">"A captured Court doesn’t return itself to the people."</text:span><text:line-break/><text:span text:style-name="Emphasis">"They took the robe. We take back the gave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7-02T11:35:41.13</meta:creation-date>
    <meta:document-statistic meta:table-count="0" meta:image-count="0" meta:object-count="0" meta:page-count="5" meta:paragraph-count="81" meta:word-count="991" meta:character-count="6246"/>
    <dc:date>2025-07-02T11:36:18.38</dc:date>
    <dc:creator>Rick Ballard</dc:creator>
    <meta:editing-duration>PT38S</meta:editing-duration>
    <meta:editing-cycles>1</meta:editing-cycles>
    <meta:generator>OpenOffice/4.1.15$Win32 OpenOffice.org_project/4115m2$Build-9813</meta:generator>
  </office:meta>
</office:document-meta>
</file>